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d9" officeooo:paragraph-rsid="000dbbd9"/>
    </style:style>
    <style:style style:name="P2" style:family="paragraph" style:parent-style-name="Standard">
      <style:text-properties officeooo:rsid="000dbbd9" officeooo:paragraph-rsid="000dbbd9"/>
    </style:style>
    <style:style style:name="P3" style:family="paragraph" style:parent-style-name="Standard">
      <style:text-properties officeooo:rsid="00111f9e" officeooo:paragraph-rsid="00111f9e"/>
    </style:style>
    <style:style style:name="T1" style:family="text">
      <style:text-properties officeooo:rsid="000ee8bd"/>
    </style:style>
    <style:style style:name="T2" style:family="text">
      <style:text-properties officeooo:rsid="000f3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OME CHANGE <text:span text:style-name="T1">HERW For know to <text:s/>diff </text:span><text:span text:style-name="T2">adding login system</text:span></text:p>
      <text:p text:style-name="P1"><text:s/></text:p>
      <text:p text:style-name="P3">doing some change for knowing to resto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16T17:39:45.323556627</dc:date>
    <meta:editing-duration>PT3M1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7" meta:character-count="96" meta:non-whitespace-character-count="78"/>
  </office:meta>
</office:document-meta>
</file>